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8pt" fo:font-style="italic" style:text-underline-style="none" fo:font-weight="bold" officeooo:rsid="001421c2" officeooo:paragraph-rsid="001421c2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fo:color="#610506" fo:font-size="16pt" fo:font-style="italic" style:text-underline-style="none" fo:font-weight="bold" officeooo:rsid="001421c2" officeooo:paragraph-rsid="001421c2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fo:color="#94070a" fo:font-size="20pt" fo:font-style="italic" style:text-underline-style="solid" style:text-underline-width="auto" style:text-underline-color="font-color" fo:font-weight="bold" officeooo:rsid="001421c2" officeooo:paragraph-rsid="001421c2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fo:color="#000000" fo:font-size="20pt" fo:font-style="italic" style:text-underline-style="none" fo:font-weight="bold" officeooo:rsid="001421c2" officeooo:paragraph-rsid="001421c2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20pt" style:text-underline-style="solid" style:text-underline-width="auto" style:text-underline-color="font-color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32"/><text:span text:style-name="T1">MEMBRES DU GROUPE</text:span></text:p>
      <text:p text:style-name="P3"/>
      <text:p text:style-name="P3"/>
      <text:p text:style-name="P1">ELINA BADIANE <text:s text:c="12"/>THÉODORE ABDOULAYE DIOME MAMA GUISSÉ NDIAYE <text:s text:c="14"/>JEAN MARIE GOMIS</text:p>
      <text:p text:style-name="P1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21:42:26.140426649</meta:creation-date>
    <dc:date>2019-04-18T21:49:41.892010989</dc:date>
    <meta:editing-duration>PT7M18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2" meta:word-count="14" meta:character-count="149" meta:non-whitespace-character-count="79"/>
  </office:meta>
</office:document-meta>
</file>